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7.696cm" table:align="center"/>
    </style:style>
    <style:style style:name="Tabela3.A" style:family="table-column">
      <style:table-column-properties style:column-width="5.897cm"/>
    </style:style>
    <style:style style:name="Tabela3.B" style:family="table-column">
      <style:table-column-properties style:column-width="1.799cm"/>
    </style:style>
    <style:style style:name="Tabela3.A1" style:family="table-cell">
      <style:table-cell-properties fo:padding="0.097cm" fo:border-left="none" fo:border-right="none" fo:border-top="0.05pt solid #000000" fo:border-bottom="none"/>
    </style:style>
    <style:style style:name="Tabela3.A2" style:family="table-cell">
      <style:table-cell-properties fo:padding="0.097cm" fo:border="none"/>
    </style:style>
    <style:style style:name="Tabela3.A19"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1.698cm"/>
    </style:style>
    <style:style style:name="Tabela2.B" style:family="table-column">
      <style:table-column-properties style:column-width="2.097cm"/>
    </style:style>
    <style:style style:name="Tabela2.C" style:family="table-column">
      <style:table-column-properties style:column-width="1.607cm"/>
    </style:style>
    <style:style style:name="Tabela2.D" style:family="table-column">
      <style:table-column-properties style:column-width="1.605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Table1" style:family="table">
      <style:table-properties style:width="17.007cm" fo:margin-left="0cm" table:align="left"/>
    </style:style>
    <style:style style:name="Table1.A" style:family="table-column">
      <style:table-column-properties style:column-width="8.371cm"/>
    </style:style>
    <style:style style:name="Table1.B" style:family="table-column">
      <style:table-column-properties style:column-width="1.439cm"/>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officeooo:rsid="000b0dbc" officeooo:paragraph-rsid="000b0dbc"/>
    </style:style>
    <style:style style:name="P2" style:family="paragraph" style:parent-style-name="Text_20_body">
      <style:text-properties fo:language="en" fo:country="US" officeooo:paragraph-rsid="0045f804"/>
    </style:style>
    <style:style style:name="P3" style:family="paragraph" style:parent-style-name="Text_20_body">
      <style:text-properties fo:language="en" fo:country="US" officeooo:rsid="00440d27" officeooo:paragraph-rsid="004d72c5"/>
    </style:style>
    <style:style style:name="P4" style:family="paragraph" style:parent-style-name="Text_20_body">
      <style:paragraph-properties fo:line-height="150%"/>
      <style:text-properties fo:language="en" fo:country="US"/>
    </style:style>
    <style:style style:name="P5" style:family="paragraph" style:parent-style-name="Text_20_body">
      <style:text-properties officeooo:rsid="00503845" officeooo:paragraph-rsid="0050fc23"/>
    </style:style>
    <style:style style:name="P6" style:family="paragraph" style:parent-style-name="Text_20_body">
      <style:text-properties officeooo:paragraph-rsid="00538061"/>
    </style:style>
    <style:style style:name="P7" style:family="paragraph" style:parent-style-name="Text_20_body">
      <style:paragraph-properties fo:line-height="150%"/>
      <style:text-properties officeooo:rsid="00664254" officeooo:paragraph-rsid="00664254"/>
    </style:style>
    <style:style style:name="P8" style:family="paragraph" style:parent-style-name="Standard">
      <style:text-properties fo:language="en" fo:country="US" officeooo:rsid="00440d27" officeooo:paragraph-rsid="00440d27"/>
    </style:style>
    <style:style style:name="P9"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10"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11" style:family="paragraph" style:parent-style-name="Text_20_body">
      <style:paragraph-properties fo:line-height="150%" fo:break-before="page"/>
      <style:text-properties fo:language="en" fo:country="US" officeooo:rsid="00186ad4" officeooo:paragraph-rsid="0074a8e9"/>
    </style:style>
    <style:style style:name="P1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13"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14"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15"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16"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17"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18"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19"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20"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21"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22"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23"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24"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25"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26"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27"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28"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29"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30"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31"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32"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33"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34"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35"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36"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37" style:family="paragraph" style:parent-style-name="Standard" style:list-style-name="L11"/>
    <style:style style:name="P38" style:family="paragraph" style:parent-style-name="Text_20_body" style:list-style-name="L8">
      <style:text-properties fo:language="en" fo:country="US" officeooo:rsid="00440d27" officeooo:paragraph-rsid="00440d27"/>
    </style:style>
    <style:style style:name="P39" style:family="paragraph" style:parent-style-name="Text_20_body" style:list-style-name="L8">
      <style:text-properties fo:language="en" fo:country="US" officeooo:rsid="00440d27" officeooo:paragraph-rsid="00503845"/>
    </style:style>
    <style:style style:name="P40" style:family="paragraph" style:parent-style-name="Text_20_body" style:list-style-name="L9">
      <style:text-properties fo:language="en" fo:country="US" officeooo:rsid="004f3a57" officeooo:paragraph-rsid="004f3a57"/>
    </style:style>
    <style:style style:name="P41" style:family="paragraph" style:parent-style-name="Text_20_body" style:list-style-name="L8">
      <style:text-properties fo:language="en" fo:country="US" officeooo:rsid="004f3a57" officeooo:paragraph-rsid="004f3a57"/>
    </style:style>
    <style:style style:name="P42" style:family="paragraph" style:parent-style-name="Text_20_body" style:list-style-name="L8">
      <style:text-properties fo:language="en" fo:country="US" officeooo:rsid="00441620" officeooo:paragraph-rsid="00441620"/>
    </style:style>
    <style:style style:name="P43" style:family="paragraph" style:parent-style-name="Text_20_body">
      <style:paragraph-properties fo:text-align="center" style:justify-single-word="false"/>
      <style:text-properties fo:language="en" fo:country="US" officeooo:paragraph-rsid="005f587a"/>
    </style:style>
    <style:style style:name="P44" style:family="paragraph" style:parent-style-name="Text_20_body" style:list-style-name="L9">
      <style:text-properties officeooo:rsid="004f3a57" officeooo:paragraph-rsid="004f3a57"/>
    </style:style>
    <style:style style:name="P45" style:family="paragraph" style:parent-style-name="Text_20_body" style:list-style-name="L10">
      <style:text-properties officeooo:rsid="004f3a57" officeooo:paragraph-rsid="004f3a57"/>
    </style:style>
    <style:style style:name="P46" style:family="paragraph" style:parent-style-name="Text_20_body" style:list-style-name="L10">
      <style:text-properties officeooo:paragraph-rsid="004d72c5"/>
    </style:style>
    <style:style style:name="P47" style:family="paragraph" style:parent-style-name="Text_20_body" style:list-style-name="L11">
      <style:text-properties officeooo:paragraph-rsid="007f7b8a"/>
    </style:style>
    <style:style style:name="P48" style:family="paragraph" style:parent-style-name="Text_20_body">
      <style:paragraph-properties fo:line-height="150%"/>
      <style:text-properties style:font-name="Times New Roman1" fo:language="en" fo:country="US" fo:font-style="normal" officeooo:rsid="005e8d02" officeooo:paragraph-rsid="005f587a" style:font-style-asian="normal" style:font-style-complex="normal"/>
    </style:style>
    <style:style style:name="P49" style:family="paragraph" style:parent-style-name="Text_20_body">
      <style:text-properties style:font-name="Times New Roman1" fo:language="en" fo:country="US" fo:font-style="italic" officeooo:rsid="002ead24" officeooo:paragraph-rsid="002867a7" style:font-style-asian="italic" style:font-style-complex="italic"/>
    </style:style>
    <style:style style:name="P50" style:family="paragraph" style:parent-style-name="Text_20_body">
      <style:text-properties fo:font-style="normal" officeooo:rsid="0067f8ee" officeooo:paragraph-rsid="008bdb46" style:font-style-asian="normal" style:font-style-complex="normal"/>
    </style:style>
    <style:style style:name="P51" style:family="paragraph" style:parent-style-name="Text_20_body">
      <style:text-properties officeooo:paragraph-rsid="007f7b8a"/>
    </style:style>
    <style:style style:name="P52" style:family="paragraph" style:parent-style-name="Text_20_body">
      <style:paragraph-properties fo:line-height="150%"/>
      <style:text-properties officeooo:rsid="0067f8ee" officeooo:paragraph-rsid="0067f8ee"/>
    </style:style>
    <style:style style:name="P53" style:family="paragraph" style:parent-style-name="Text_20_body">
      <style:paragraph-properties fo:line-height="150%"/>
      <style:text-properties officeooo:rsid="008d70e9" officeooo:paragraph-rsid="008d70e9"/>
    </style:style>
    <style:style style:name="P54" style:family="paragraph" style:parent-style-name="Text_20_body">
      <style:paragraph-properties fo:break-before="page"/>
      <style:text-properties style:font-name="Times New Roman1" fo:language="en" fo:country="US" fo:font-style="normal" officeooo:rsid="0014f355" officeooo:paragraph-rsid="003d28a7" style:font-style-asian="normal" style:font-style-complex="normal"/>
    </style:style>
    <style:style style:name="P55"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56"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57"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58"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59" style:family="paragraph" style:parent-style-name="Heading_20_1">
      <style:text-properties fo:language="en" fo:country="US" officeooo:rsid="00440d27" officeooo:paragraph-rsid="00440d27"/>
    </style:style>
    <style:style style:name="P60" style:family="paragraph" style:parent-style-name="Heading_20_1">
      <style:text-properties fo:language="en" fo:country="US" officeooo:rsid="004a5c03" officeooo:paragraph-rsid="004a5c03"/>
    </style:style>
    <style:style style:name="P61" style:family="paragraph" style:parent-style-name="Heading_20_1">
      <style:paragraph-properties fo:break-before="page"/>
      <style:text-properties fo:language="en" fo:country="US" officeooo:rsid="006d2802" officeooo:paragraph-rsid="006d2802"/>
    </style:style>
    <style:style style:name="P62" style:family="paragraph" style:parent-style-name="Heading_20_2">
      <style:text-properties fo:language="en" fo:country="US" officeooo:rsid="00440d27" officeooo:paragraph-rsid="00440d27"/>
    </style:style>
    <style:style style:name="P63" style:family="paragraph" style:parent-style-name="Heading_20_2">
      <style:text-properties fo:language="en" fo:country="US" officeooo:rsid="0045f804" officeooo:paragraph-rsid="0045f804"/>
    </style:style>
    <style:style style:name="P64" style:family="paragraph" style:parent-style-name="Heading_20_2">
      <style:text-properties fo:language="en" fo:country="US" fo:font-style="italic" officeooo:rsid="0047f444" officeooo:paragraph-rsid="0047f444" style:font-style-asian="italic" style:font-style-complex="italic"/>
    </style:style>
    <style:style style:name="P65" style:family="paragraph" style:parent-style-name="Heading_20_2">
      <style:text-properties fo:language="en" fo:country="US" fo:font-style="italic" officeooo:rsid="0061843e" officeooo:paragraph-rsid="0061843e" style:font-style-asian="italic" style:font-style-complex="italic"/>
    </style:style>
    <style:style style:name="P66" style:family="paragraph" style:parent-style-name="Heading_20_2">
      <style:text-properties fo:language="en" fo:country="US" officeooo:rsid="0053fc24" officeooo:paragraph-rsid="0053fc24"/>
    </style:style>
    <style:style style:name="P67" style:family="paragraph" style:parent-style-name="Heading_20_2">
      <style:text-properties officeooo:rsid="0047f444" officeooo:paragraph-rsid="0047f444"/>
    </style:style>
    <style:style style:name="P68"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69"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2" style:font-size-complex="10pt"/>
    </style:style>
    <style:style style:name="P70"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71"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72"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2" style:font-size-complex="10pt"/>
    </style:style>
    <style:style style:name="P73"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74"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2" style:font-size-complex="10pt"/>
    </style:style>
    <style:style style:name="P75"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2" style:font-size-complex="10pt" style:font-weight-complex="normal"/>
    </style:style>
    <style:style style:name="P76"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2" style:font-size-complex="10pt" style:font-weight-complex="normal"/>
    </style:style>
    <style:style style:name="P77"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2" style:font-size-complex="10pt" style:font-weight-complex="normal"/>
    </style:style>
    <style:style style:name="P78"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2" style:font-size-complex="10pt" style:font-style-complex="normal"/>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 officeooo:rsid="0009b215"/>
    </style:style>
    <style:style style:name="T4" style:family="text">
      <style:text-properties style:font-name="Times New Roman" officeooo:rsid="0045f804"/>
    </style:style>
    <style:style style:name="T5" style:family="text">
      <style:text-properties fo:font-style="italic" style:font-style-asian="italic"/>
    </style:style>
    <style:style style:name="T6" style:family="text">
      <style:text-properties officeooo:rsid="000be36c"/>
    </style:style>
    <style:style style:name="T7" style:family="text">
      <style:text-properties fo:font-style="normal" style:font-style-asian="normal"/>
    </style:style>
    <style:style style:name="T8" style:family="text">
      <style:text-properties fo:font-style="normal" officeooo:rsid="000be36c" style:font-style-asian="normal" style:font-style-complex="normal"/>
    </style:style>
    <style:style style:name="T9" style:family="text">
      <style:text-properties fo:font-style="normal" officeooo:rsid="0045f804" style:font-style-asian="normal" style:font-style-complex="normal"/>
    </style:style>
    <style:style style:name="T10" style:family="text">
      <style:text-properties style:font-name="Times New Roman3" fo:language="en" fo:country="US" fo:font-style="normal" officeooo:rsid="00137ce1" style:font-style-asian="normal" style:font-style-complex="normal"/>
    </style:style>
    <style:style style:name="T11" style:family="text">
      <style:text-properties style:font-name="Times New Roman1"/>
    </style:style>
    <style:style style:name="T12" style:family="text">
      <style:text-properties style:font-name="Times New Roman1" fo:font-style="normal" style:font-style-asian="normal" style:font-style-complex="normal"/>
    </style:style>
    <style:style style:name="T13" style:family="text">
      <style:text-properties style:font-name="Times New Roman1" fo:font-style="normal" officeooo:rsid="00190b6b" style:font-style-asian="normal" style:font-style-complex="normal"/>
    </style:style>
    <style:style style:name="T14" style:family="text">
      <style:text-properties style:font-name="Times New Roman1" fo:font-style="normal" officeooo:rsid="006b10ed" style:font-style-asian="normal" style:font-style-complex="normal"/>
    </style:style>
    <style:style style:name="T15" style:family="text">
      <style:text-properties style:font-name="Times New Roman1" fo:font-style="normal" officeooo:rsid="006b8fda" style:font-style-asian="normal" style:font-style-complex="normal"/>
    </style:style>
    <style:style style:name="T16" style:family="text">
      <style:text-properties style:font-name="Times New Roman1" fo:font-style="normal" officeooo:rsid="006ce818" style:font-style-asian="normal" style:font-style-complex="normal"/>
    </style:style>
    <style:style style:name="T17" style:family="text">
      <style:text-properties style:font-name="Times New Roman1" fo:font-style="normal" officeooo:rsid="0072916f" style:font-style-asian="normal" style:font-style-complex="normal"/>
    </style:style>
    <style:style style:name="T18" style:family="text">
      <style:text-properties style:font-name="Times New Roman1" fo:font-style="normal" officeooo:rsid="00730d25" style:font-style-asian="normal" style:font-style-complex="normal"/>
    </style:style>
    <style:style style:name="T19" style:family="text">
      <style:text-properties style:font-name="Times New Roman1" fo:font-style="normal" officeooo:rsid="0074a8e9" style:font-style-asian="normal" style:font-style-complex="normal"/>
    </style:style>
    <style:style style:name="T20" style:family="text">
      <style:text-properties style:font-name="Times New Roman1" fo:font-style="normal" officeooo:rsid="007622a7" style:font-style-asian="normal" style:font-style-complex="normal"/>
    </style:style>
    <style:style style:name="T21" style:family="text">
      <style:text-properties style:font-name="Times New Roman1" fo:font-style="normal" officeooo:rsid="007f7b8a" style:font-style-asian="normal" style:font-style-complex="normal"/>
    </style:style>
    <style:style style:name="T22" style:family="text">
      <style:text-properties style:font-name="Times New Roman1" fo:language="en" fo:country="US" fo:font-style="normal" style:font-style-asian="normal" style:font-style-complex="normal"/>
    </style:style>
    <style:style style:name="T23" style:family="text">
      <style:text-properties style:font-name="Times New Roman1" fo:language="en" fo:country="US" fo:font-style="normal" officeooo:rsid="003a476b" style:font-style-asian="normal" style:font-style-complex="normal"/>
    </style:style>
    <style:style style:name="T24" style:family="text">
      <style:text-properties style:font-name="Times New Roman1" fo:language="en" fo:country="US" fo:font-style="normal" officeooo:rsid="00137ce1" style:font-style-asian="normal" style:font-style-complex="normal"/>
    </style:style>
    <style:style style:name="T25" style:family="text">
      <style:text-properties style:font-name="Times New Roman1" fo:language="en" fo:country="US" fo:font-style="normal" officeooo:rsid="005a0742" style:font-style-asian="normal" style:font-style-complex="normal"/>
    </style:style>
    <style:style style:name="T26" style:family="text">
      <style:text-properties style:font-name="Times New Roman1" fo:language="en" fo:country="US" fo:font-style="normal" officeooo:rsid="005baa3f" style:font-style-asian="normal" style:font-style-complex="normal"/>
    </style:style>
    <style:style style:name="T27" style:family="text">
      <style:text-properties style:font-name="Times New Roman1" fo:language="en" fo:country="US" fo:font-style="normal" officeooo:rsid="005e8d02" style:font-style-asian="normal" style:font-style-complex="normal"/>
    </style:style>
    <style:style style:name="T28" style:family="text">
      <style:text-properties style:font-name="Times New Roman1" fo:language="en" fo:country="US" fo:font-style="normal" officeooo:rsid="005f587a" style:font-style-asian="normal" style:font-style-complex="normal"/>
    </style:style>
    <style:style style:name="T29" style:family="text">
      <style:text-properties style:font-name="Times New Roman1" fo:language="en" fo:country="US" fo:font-style="normal" officeooo:rsid="0060d7b2" style:font-style-asian="normal" style:font-style-complex="normal"/>
    </style:style>
    <style:style style:name="T30" style:family="text">
      <style:text-properties style:font-name="Times New Roman1" fo:language="en" fo:country="US" fo:font-style="normal" officeooo:rsid="0063c02d" style:font-style-asian="normal" style:font-style-complex="normal"/>
    </style:style>
    <style:style style:name="T31" style:family="text">
      <style:text-properties style:font-name="Times New Roman1" fo:language="en" fo:country="US" fo:font-style="normal" officeooo:rsid="0074a8e9" style:font-style-asian="normal" style:font-style-complex="normal"/>
    </style:style>
    <style:style style:name="T32" style:family="text">
      <style:text-properties style:font-name="Times New Roman1" fo:language="en" fo:country="US" fo:font-style="normal" officeooo:rsid="007f7b8a" style:font-style-asian="normal" style:font-style-complex="normal"/>
    </style:style>
    <style:style style:name="T33" style:family="text">
      <style:text-properties style:font-name="Times New Roman1" fo:language="en" fo:country="US" fo:font-style="normal" officeooo:rsid="00844bae" style:font-style-asian="normal" style:font-style-complex="normal"/>
    </style:style>
    <style:style style:name="T34" style:family="text">
      <style:text-properties style:font-name="Times New Roman1" fo:language="en" fo:country="US" fo:font-style="normal" officeooo:rsid="008561f8" style:font-style-asian="normal" style:font-style-complex="normal"/>
    </style:style>
    <style:style style:name="T35" style:family="text">
      <style:text-properties style:font-name="Times New Roman1" fo:language="en" fo:country="US" fo:font-style="normal" officeooo:rsid="00904d7b" style:font-style-asian="normal" style:font-style-complex="normal"/>
    </style:style>
    <style:style style:name="T36" style:family="text">
      <style:text-properties style:font-name="Times New Roman1" fo:language="en" fo:country="US" fo:font-style="italic" officeooo:rsid="0063c02d" style:font-style-asian="italic" style:font-style-complex="italic"/>
    </style:style>
    <style:style style:name="T37" style:family="text">
      <style:text-properties style:font-name="Times New Roman1" fo:language="en" fo:country="US" officeooo:rsid="0068fc4a"/>
    </style:style>
    <style:style style:name="T38" style:family="text">
      <style:text-properties style:font-name="Times New Roman1" fo:language="en" fo:country="US" officeooo:rsid="0085a946"/>
    </style:style>
    <style:style style:name="T39" style:family="text">
      <style:text-properties style:font-name="Times New Roman1" fo:language="en" fo:country="US" officeooo:rsid="0085d06b"/>
    </style:style>
    <style:style style:name="T40" style:family="text">
      <style:text-properties style:font-name="Times New Roman1" fo:language="en" fo:country="US" officeooo:rsid="0087ccb5"/>
    </style:style>
    <style:style style:name="T41" style:family="text">
      <style:text-properties style:font-name="Times New Roman1" fo:language="en" fo:country="US" officeooo:rsid="008884bb"/>
    </style:style>
    <style:style style:name="T42" style:family="text">
      <style:text-properties style:font-name="Times New Roman1" fo:language="en" fo:country="US" officeooo:rsid="008bdb46"/>
    </style:style>
    <style:style style:name="T43" style:family="text">
      <style:text-properties style:font-name="Times New Roman1" fo:language="en" fo:country="US" officeooo:rsid="0063c02d"/>
    </style:style>
    <style:style style:name="T44" style:family="text">
      <style:text-properties style:font-name="Times New Roman1" officeooo:rsid="005f587a"/>
    </style:style>
    <style:style style:name="T45" style:family="text">
      <style:text-properties style:text-position="super 58%" style:font-name="Times New Roman1" fo:language="en" fo:country="US" fo:font-style="normal" officeooo:rsid="00137ce1" style:font-style-asian="normal" style:font-style-complex="normal"/>
    </style:style>
    <style:style style:name="T46" style:family="text">
      <style:text-properties fo:font-variant="normal" fo:text-transform="none" style:text-position="0% 100%" fo:font-style="normal" style:text-underline-style="none" fo:font-weight="normal"/>
    </style:style>
    <style:style style:name="T47" style:family="text">
      <style:text-properties fo:font-variant="normal" fo:text-transform="none" style:text-position="0% 100%" fo:language="en" fo:country="US" fo:font-style="normal" style:text-underline-style="none" fo:font-weight="normal" officeooo:rsid="003a476b"/>
    </style:style>
    <style:style style:name="T48" style:family="text">
      <style:text-properties style:text-position="sub 58%" style:font-name="Times New Roman1" fo:language="en" fo:country="US" fo:font-style="normal" officeooo:rsid="0063c02d" style:font-style-asian="normal" style:font-style-complex="normal"/>
    </style:style>
    <style:style style:name="T49" style:family="text">
      <style:text-properties style:text-position="sub 58%" style:font-name="Times New Roman1" fo:language="en" fo:country="US" officeooo:rsid="0063c02d"/>
    </style:style>
    <style:style style:name="T50" style:family="text">
      <style:text-properties fo:language="en" fo:country="US"/>
    </style:style>
    <style:style style:name="T51" style:family="text">
      <style:text-properties fo:language="en" fo:country="US" fo:font-style="italic" officeooo:rsid="00082494" style:font-style-asian="italic" style:font-style-complex="italic"/>
    </style:style>
    <style:style style:name="T52" style:family="text">
      <style:text-properties fo:language="en" fo:country="US" fo:font-style="italic" officeooo:rsid="0047f444" style:font-style-asian="italic" style:font-style-complex="italic"/>
    </style:style>
    <style:style style:name="T53" style:family="text">
      <style:text-properties fo:language="en" fo:country="US" officeooo:rsid="00082494"/>
    </style:style>
    <style:style style:name="T54" style:family="text">
      <style:text-properties fo:language="en" fo:country="US" fo:font-style="normal" officeooo:rsid="001219b9" style:font-style-asian="normal" style:font-style-complex="normal"/>
    </style:style>
    <style:style style:name="T55" style:family="text">
      <style:text-properties fo:language="en" fo:country="US" fo:font-style="normal" officeooo:rsid="00307c19" style:font-style-asian="normal" style:font-style-complex="normal"/>
    </style:style>
    <style:style style:name="T56" style:family="text">
      <style:text-properties fo:language="en" fo:country="US" fo:font-style="normal" officeooo:rsid="0047f444" style:font-style-asian="normal" style:font-style-complex="normal"/>
    </style:style>
    <style:style style:name="T57" style:family="text">
      <style:text-properties fo:language="en" fo:country="US" fo:font-style="normal" officeooo:rsid="00137ce1" style:font-style-asian="normal" style:font-style-complex="normal"/>
    </style:style>
    <style:style style:name="T58" style:family="text">
      <style:text-properties fo:language="en" fo:country="US" fo:font-style="normal" officeooo:rsid="0048f9d1" style:font-style-asian="normal" style:font-style-complex="normal"/>
    </style:style>
    <style:style style:name="T59" style:family="text">
      <style:text-properties fo:language="en" fo:country="US" fo:font-style="normal" officeooo:rsid="0050fc23" style:font-style-asian="normal" style:font-style-complex="normal"/>
    </style:style>
    <style:style style:name="T60" style:family="text">
      <style:text-properties fo:language="en" fo:country="US" fo:font-style="normal" officeooo:rsid="00525425" style:font-style-asian="normal" style:font-style-complex="normal"/>
    </style:style>
    <style:style style:name="T61" style:family="text">
      <style:text-properties fo:language="en" fo:country="US" fo:font-style="normal" officeooo:rsid="00538061" style:font-style-asian="normal" style:font-style-complex="normal"/>
    </style:style>
    <style:style style:name="T62" style:family="text">
      <style:text-properties fo:language="en" fo:country="US" fo:font-style="normal" officeooo:rsid="0053fc24" style:font-style-asian="normal" style:font-style-complex="normal"/>
    </style:style>
    <style:style style:name="T63" style:family="text">
      <style:text-properties fo:language="en" fo:country="US" fo:font-style="normal" officeooo:rsid="005960fa" style:font-style-asian="normal" style:font-style-complex="normal"/>
    </style:style>
    <style:style style:name="T64" style:family="text">
      <style:text-properties fo:language="en" fo:country="US" fo:font-style="normal" officeooo:rsid="005a0742" style:font-style-asian="normal" style:font-style-complex="normal"/>
    </style:style>
    <style:style style:name="T65" style:family="text">
      <style:text-properties fo:language="en" fo:country="US" fo:font-style="normal" officeooo:rsid="007a30c4" style:font-style-asian="normal" style:font-style-complex="normal"/>
    </style:style>
    <style:style style:name="T66" style:family="text">
      <style:text-properties fo:language="en" fo:country="US" fo:font-style="normal" officeooo:rsid="007f7b8a" style:font-style-asian="normal" style:font-style-complex="normal"/>
    </style:style>
    <style:style style:name="T67" style:family="text">
      <style:text-properties fo:language="en" fo:country="US" fo:font-style="normal" officeooo:rsid="008e03a6" style:font-style-asian="normal" style:font-style-complex="normal"/>
    </style:style>
    <style:style style:name="T68" style:family="text">
      <style:text-properties fo:language="en" fo:country="US" officeooo:rsid="0047f444"/>
    </style:style>
    <style:style style:name="T69" style:family="text">
      <style:text-properties fo:language="en" fo:country="US" officeooo:rsid="0011edea"/>
    </style:style>
    <style:style style:name="T70" style:family="text">
      <style:text-properties fo:language="en" fo:country="US" officeooo:rsid="0048f9d1"/>
    </style:style>
    <style:style style:name="T71" style:family="text">
      <style:text-properties fo:language="en" fo:country="US" officeooo:rsid="004be173"/>
    </style:style>
    <style:style style:name="T72" style:family="text">
      <style:text-properties fo:language="en" fo:country="US" officeooo:rsid="004d72c5"/>
    </style:style>
    <style:style style:name="T73" style:family="text">
      <style:text-properties fo:language="en" fo:country="US" officeooo:rsid="004f3a57"/>
    </style:style>
    <style:style style:name="T74" style:family="text">
      <style:text-properties fo:language="en" fo:country="US" officeooo:rsid="00503845"/>
    </style:style>
    <style:style style:name="T75" style:family="text">
      <style:text-properties fo:language="en" fo:country="US" officeooo:rsid="0050fc23"/>
    </style:style>
    <style:style style:name="T76" style:family="text">
      <style:text-properties fo:language="en" fo:country="US" officeooo:rsid="003a476b"/>
    </style:style>
    <style:style style:name="T77" style:family="text">
      <style:text-properties fo:language="en" fo:country="US" officeooo:rsid="00538061"/>
    </style:style>
    <style:style style:name="T78" style:family="text">
      <style:text-properties fo:language="en" fo:country="US" officeooo:rsid="0053fc24"/>
    </style:style>
    <style:style style:name="T79" style:family="text">
      <style:text-properties fo:language="en" fo:country="US" officeooo:rsid="0056f08c"/>
    </style:style>
    <style:style style:name="T80" style:family="text">
      <style:text-properties fo:language="en" fo:country="US" officeooo:rsid="005cc74a"/>
    </style:style>
    <style:style style:name="T81" style:family="text">
      <style:text-properties fo:language="en" fo:country="US" officeooo:rsid="00669c7d"/>
    </style:style>
    <style:style style:name="T82" style:family="text">
      <style:text-properties fo:language="en" fo:country="US" officeooo:rsid="008e03a6"/>
    </style:style>
    <style:style style:name="T83" style:family="text">
      <style:text-properties officeooo:rsid="00441620"/>
    </style:style>
    <style:style style:name="T84" style:family="text">
      <style:text-properties officeooo:rsid="0045f804"/>
    </style:style>
    <style:style style:name="T85" style:family="text">
      <style:text-properties officeooo:rsid="0048f9d1"/>
    </style:style>
    <style:style style:name="T86" style:family="text">
      <style:text-properties officeooo:rsid="004f3a57"/>
    </style:style>
    <style:style style:name="T87" style:family="text">
      <style:text-properties officeooo:rsid="00503845"/>
    </style:style>
    <style:style style:name="T88" style:family="text">
      <style:text-properties officeooo:rsid="00538061"/>
    </style:style>
    <style:style style:name="T89" style:family="text">
      <style:text-properties officeooo:rsid="0053fc24"/>
    </style:style>
    <style:style style:name="T90" style:family="text">
      <style:text-properties officeooo:rsid="0058635a"/>
    </style:style>
    <style:style style:name="T91" style:family="text">
      <style:text-properties officeooo:rsid="00586c73"/>
    </style:style>
    <style:style style:name="T92" style:family="text">
      <style:text-properties officeooo:rsid="005e8d02"/>
    </style:style>
    <style:style style:name="T93" style:family="text">
      <style:text-properties officeooo:rsid="007191db"/>
    </style:style>
    <style:style style:name="T94" style:family="text">
      <style:text-properties officeooo:rsid="00730d25"/>
    </style:style>
    <style:style style:name="T95" style:family="text">
      <style:text-properties style:font-name-asian="DejaVu Sans Mono" style:font-name-complex="Lohit Hindi2"/>
    </style:style>
    <style:style style:name="T96" style:family="text">
      <style:text-properties officeooo:rsid="00336bf2" style:font-name-asian="DejaVu Sans Mono" style:font-name-complex="Lohit Hindi2"/>
    </style:style>
    <style:style style:name="T97" style:family="text">
      <style:text-properties officeooo:rsid="00730d25" style:font-name-asian="DejaVu Sans Mono" style:font-name-complex="Lohit Hindi2"/>
    </style:style>
    <style:style style:name="T98" style:family="text">
      <style:text-properties officeooo:rsid="005960fa" style:font-name-asian="DejaVu Sans Mono" style:font-name-complex="Lohit Hindi2"/>
    </style:style>
    <style:style style:name="T99" style:family="text">
      <style:text-properties officeooo:rsid="0089f2bb"/>
    </style:style>
    <style:style style:name="T100" style:family="text">
      <style:text-properties officeooo:rsid="008d70e9"/>
    </style:style>
    <style:style style:name="T101" style:family="text">
      <style:text-properties officeooo:rsid="008e5240"/>
    </style:style>
    <style:style style:name="T10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Title</text:h>
      <text:p text:style-name="P8">Validity and reliability of the Brazilian Portuguese version of the Readiness to Change Questionnaire – RCQ-<text:span text:style-name="T85">BR</text:span>.</text:p>
      <text:h text:style-name="P59" text:outline-level="1">Introduction</text:h>
      <text:list xml:id="list7828422926876158279" text:style-name="L8">
        <text:list-item>
          <text:p text:style-name="P38">Describe the stages of changes model of Prochaska e DiClemente and its importance <text:span text:style-name="T90">for</text:span> clinical referral. </text:p>
        </text:list-item>
        <text:list-item>
          <text:p text:style-name="P38">Cite validated scales to measure readiness and the length limitation – SOCRATES and URICA. </text:p>
        </text:list-item>
        <text:list-item>
          <text:p text:style-name="P39"><text:span text:style-name="T87">Describe</text:span> validation studies of RCQ – English, Dutch and Spanish.</text:p>
        </text:list-item>
      </text:list>
      <text:list xml:id="list4416616060799560218" text:style-name="L9">
        <text:list-item>
          <text:p text:style-name="P40">EFA;</text:p>
        </text:list-item>
        <text:list-item>
          <text:p text:style-name="P44"><text:span text:style-name="T73">C</text:span><text:span text:style-name="T50">FA;</text:span></text:p>
        </text:list-item>
      </text:list>
      <text:list xml:id="list140526429177148" text:continue-list="list7828422926876158279" text:style-name="L8">
        <text:list-item>
          <text:p text:style-name="P41">Explain the importance of factor analysis with polychoric correlations – cite study </text:p>
        </text:list-item>
        <text:list-item>
          <text:p text:style-name="P42">Use <text:span text:style-name="T86">the scale as a control variable in RCQ evaluation model</text:span>.</text:p>
        </text:list-item>
      </text:list>
      <text:h text:style-name="P59" text:outline-level="1">Objectives</text:h>
      <text:p text:style-name="P3">To evaluate the psychometric properties of the Brazilian Portuguese version of <text:span text:style-name="T1">“Readiness to change questionnaire” (RCQ). </text:span></text:p>
      <text:list xml:id="list6788701752746690990" text:style-name="L10">
        <text:list-item>
          <text:p text:style-name="P46"><text:span text:style-name="T72">Identify a factorial structure of the questionnaire </text:span><text:span text:style-name="T73">using a factorial exploratory analysis</text:span><text:span text:style-name="T72">;</text:span></text:p>
        </text:list-item>
        <text:list-item>
          <text:p text:style-name="P45"><text:span text:style-name="T50">Compare the factorial structure found </text:span><text:span text:style-name="T80">in the objective 1</text:span><text:span text:style-name="T50"> with models proposed by literature using </text:span><text:span text:style-name="T80">a </text:span><text:span text:style-name="T50">confirmatory factor analysis;</text:span></text:p>
        </text:list-item>
      </text:list>
      <text:h text:style-name="P59" text:outline-level="1">Methods</text:h>
      <text:h text:style-name="P62" text:outline-level="2">Sample characteristics</text:h>
      <text:p text:style-name="P2"><text:span text:style-name="T83">We invited to enroll in the study users from the web-based intervention “Beber Menos” (Drink less) from 10/21/2013 to 03/11/2014. The participants (n = 713) who filled up all the RCQ items and consented to participate were included. From the 713 included in analyses, 52.6% were males and 47.5% females. The age ranged from 19 to 73 years (M = 39.8, SD </text:span><text:span text:style-name="T2">±</text:span><text:span text:style-name="T3"> 10.</text:span><text:span text:style-name="T4">3</text:span><text:span text:style-name="T3">). </text:span><text:span text:style-name="T4">The sample characteristics are described in table 1.</text:span></text:p>
      <text:h text:style-name="P63" text:outline-level="2"><text:soft-page-break/>Instruments</text:h>
      <text:p text:style-name="P1"><text:span text:style-name="T84">Demographic Questionnaire</text:span> – <text:span text:style-name="T84">with questions about sex, age, employment status, education level, and location.</text:span></text:p>
      <text:p text:style-name="P2"><text:span text:style-name="T9">The Alcohol Use Disorders Identification Test </text:span><text:span text:style-name="T8">(AUDIT) </text:span><text:span text:style-name="T6">–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lZqxNKq3DV"/><text:span text:style-name="T6">(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lZqxNKq3DV"/><text:span text:style-name="T6"> . </text:span></text:p>
      <text:p text:style-name="Standard"><text:span text:style-name="T52">Readiness</text:span><text:span text:style-name="T51"> to change questionnaire</text:span><text:span text:style-name="T53">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tIjA72nME3"/><text:span text:style-name="T53">(1982)</text:span><text:reference-mark-end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tIjA72nME3"/><text:span text:style-name="T53">.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3">(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3">, and has 12 items </text:span><text:span text:style-name="T71">answered</text:span><text:span text:style-name="T53"> in a 5-point Likert scale which ranges from “Strongly disagree” (-2) to “Strongly agree” (+2). </text:span><text:span text:style-name="T68">The s</text:span><text:span text:style-name="T53">cores are obtained using a simple sum of the items. As </text:span><text:span text:style-name="T55">Defuentes-Merillas et al. </text:span><text:reference-mark-start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348T5CNFB6"/><text:span text:style-name="T55">(2002)</text:span><text:reference-mark-end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348T5CNFB6"/><text:span text:style-name="T55"> </text:span><text:span text:style-name="T56">proposed in the Dutch </text:span><text:span text:style-name="T67">validation</text:span><text:span text:style-name="T55">, </text:span><text:span text:style-name="T56">n</text:span><text:span text:style-name="T53">egative items were </text:span><text:span text:style-name="T82">re</text:span><text:span text:style-name="T53">written in a positive format to </text:span><text:span text:style-name="T74">enhance</text:span><text:span text:style-name="T53"> </text:span><text:span text:style-name="T74">comprehension</text:span><text:span text:style-name="T53"> </text:span><text:span text:style-name="T68">by respondents.</text:span></text:p>
      <text:h text:style-name="P67" text:outline-level="2"><text:span text:style-name="T69">P</text:span><text:span text:style-name="T50">rocedures</text:span></text:h>
      <text:p text:style-name="P5"><text:span text:style-name="T68">T</text:span><text:span text:style-name="T50">he </text:span><text:span text:style-name="T75">E</text:span><text:span text:style-name="T50">nglish version of </text:span><text:span text:style-name="T75">Readiness</text:span><text:span text:style-name="T50">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75">intervention </text:span><text:span text:style-name="T50">is also available in English, Spanish, Hindi </text:span><text:span text:style-name="T75">and </text:span><text:span text:style-name="T50">Belorussian. </text:span><text:span text:style-name="T68">The RCQ-12 was included as part of the program. After enrol</text:span><text:span text:style-name="T50">l</text:span><text:span text:style-name="T68">ment, users were invited to participate </text:span><text:span text:style-name="T50">in the study</text:span><text:span text:style-name="T68">. </text:span><text:span text:style-name="T50">Participants who agreed </text:span><text:span text:style-name="T68">filled up the questionnaires. After that, </text:span><text:span text:style-name="T50">w</text:span><text:span text:style-name="T68">e extracted data </text:span><text:span text:style-name="T50">and </text:span><text:span text:style-name="T68">then analy</text:span><text:span text:style-name="T50">sed.</text:span><text:span text:style-name="T68"> All procedures were approved by </text:span><text:span text:style-name="T75">the</text:span><text:span text:style-name="T68"> Institutional Review Board </text:span><text:span text:style-name="T75">of</text:span><text:span text:style-name="T68"> </text:span><text:span text:style-name="T52">Universidade Federal de São Paulo</text:span><text:span text:style-name="T68">.</text:span></text:p>
      <text:h text:style-name="P64" text:outline-level="2">Data analysis</text:h>
      <text:p text:style-name="P6"><text:span text:style-name="T70">We extract data using a R script. After extraction, we </text:span><text:span text:style-name="T75">merged</text:span><text:span text:style-name="T70"> the tables </text:span><text:span text:style-name="T75">with sociodemographic information, AUDIT and RCQ </text:span><text:span text:style-name="T70">using a primary identifier. Later on, we conducted descritive analysis on demographic variables and items of RCQ-12. </text:span><text:span text:style-name="T75">To perform the exploratory and confirmatory factor analysis, we divided the data </text:span><text:span text:style-name="T78">from participants</text:span><text:span text:style-name="T75"> randomly into two halves. </text:span></text:p>
      <text:list xml:id="list7294553497954929262" text:style-name="L11">
        <text:list-item>
          <text:p text:style-name="P47"><text:span text:style-name="T77">E</text:span><text:span text:style-name="T75">xploratory factor analysis - </text:span><text:span text:style-name="T70">we checked sampling adequacy using </text:span><text:span text:style-name="T54">Kaiser-Meyer-Olkin </text:span><text:span text:style-name="T57">(KMO) </text:span><text:span text:style-name="T58">and Bartlett test. To identify the number of </text:span><text:span text:style-name="T59">factors</text:span><text:span text:style-name="T58">, we used the </text:span><text:span text:style-name="T59">method of </text:span><text:span text:style-name="T58">parallel analysis </text:span><text:reference-mark-start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X6ZzFHj1Wa"/><text:span text:style-name="T59">(Horn, 1965)</text:span><text:reference-mark-end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X6ZzFHj1Wa"/><text:span text:style-name="T58"> </text:span><text:span text:style-name="T61">with polychoric correlations</text:span><text:span text:style-name="T62"> </text:span><text:span text:style-name="T59">as suggested by</text:span><text:span text:style-name="T61"> Garrido, Abad &amp; </text:span><text:soft-page-break/><text:span text:style-name="T61">Ponsoda </text:span><text:reference-mark-start text:name="ZOTERO_ITEM CSL_CITATION {&quot;citationID&quot;:&quot;1qqi5hogr7&quot;,&quot;properties&quot;:{&quot;formattedCitation&quot;:&quot;(2013)&quot;,&quot;plainCitation&quot;:&quot;(2013)&quot;},&quot;citationItems&quot;:[{&quot;id&quot;:738,&quot;uris&quot;:[&quot;http://zotero.org/users/615579/items/QTICFV3I&quot;],&quot;uri&quot;:[&quot;http://zotero.org/users/615579/items/QTICFV3I&quot;],&quot;itemData&quot;:{&quot;id&quot;:738,&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kAAkYbNm4T"/><text:span text:style-name="T61">(2013)</text:span><text:reference-mark-end text:name="ZOTERO_ITEM CSL_CITATION {&quot;citationID&quot;:&quot;1qqi5hogr7&quot;,&quot;properties&quot;:{&quot;formattedCitation&quot;:&quot;(2013)&quot;,&quot;plainCitation&quot;:&quot;(2013)&quot;},&quot;citationItems&quot;:[{&quot;id&quot;:738,&quot;uris&quot;:[&quot;http://zotero.org/users/615579/items/QTICFV3I&quot;],&quot;uri&quot;:[&quot;http://zotero.org/users/615579/items/QTICFV3I&quot;],&quot;itemData&quot;:{&quot;id&quot;:738,&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kAAkYbNm4T"/><text:span text:style-name="T58"> </text:span><text:span text:style-name="T60">a</text:span><text:span text:style-name="T58">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Rf5EoN68ee"/><text:span text:style-name="T58">(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Rf5EoN68ee"/><text:span text:style-name="T58">. We conducted the </text:span><text:span text:style-name="T60">factor analysis using polychoric correlations with the oblique rotation </text:span><text:span text:style-name="T58">“</text:span><text:span text:style-name="T60">Oblimin</text:span><text:span text:style-name="T58">”. </text:span><text:span text:style-name="T60">This analysis is seem as more appropriated to study the underlying structure of the questionnaire </text:span><text:reference-mark-start text:name="ZOTERO_ITEM CSL_CITATION {&quot;citationID&quot;:&quot;265d0abb76&quot;,&quot;properties&quot;:{&quot;formattedCitation&quot;:&quot;(Fabrigar, Wegener, MacCallum, &amp; Strahan, 1999)&quot;,&quot;plainCitation&quot;:&quot;(Fabrigar, Wegener, MacCallum, &amp; Strahan, 1999)&quot;},&quot;citationItems&quot;:[{&quot;id&quot;:684,&quot;uris&quot;:[&quot;http://zotero.org/users/615579/items/NMG4XIGB&quot;],&quot;uri&quot;:[&quot;http://zotero.org/users/615579/items/NMG4XIGB&quot;],&quot;itemData&quot;:{&quot;id&quot;:684,&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AcoUnsv4OI"/><text:span text:style-name="T60">(Fabrigar, Wegener, MacCallum, &amp; Strahan, 1999)</text:span><text:reference-mark-end text:name="ZOTERO_ITEM CSL_CITATION {&quot;citationID&quot;:&quot;265d0abb76&quot;,&quot;properties&quot;:{&quot;formattedCitation&quot;:&quot;(Fabrigar, Wegener, MacCallum, &amp; Strahan, 1999)&quot;,&quot;plainCitation&quot;:&quot;(Fabrigar, Wegener, MacCallum, &amp; Strahan, 1999)&quot;},&quot;citationItems&quot;:[{&quot;id&quot;:684,&quot;uris&quot;:[&quot;http://zotero.org/users/615579/items/NMG4XIGB&quot;],&quot;uri&quot;:[&quot;http://zotero.org/users/615579/items/NMG4XIGB&quot;],&quot;itemData&quot;:{&quot;id&quot;:684,&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AcoUnsv4OI"/><text:span text:style-name="T60">. </text:span><text:span text:style-name="T66">It also allows the use of fit indices as </text:span><text:span text:style-name="T62">Tucker-Lewis Index (TLI) </text:span><text:span text:style-name="T66">and residuals inspection with the </text:span><text:span text:style-name="T62">root mean square error of approximation (RMSEA). </text:span><text:span text:style-name="T58">Cronbach's alpha </text:span><text:reference-mark-start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CDLYxcTusy"/><text:span text:style-name="T58">(Cronbach, 1951)</text:span><text:reference-mark-end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CDLYxcTusy"/><text:span text:style-name="T58"> was used to a</text:span><text:span text:style-name="T61">ss</text:span><text:span text:style-name="T58">ess </text:span><text:span text:style-name="T61">reliability</text:span><text:span text:style-name="T58"> of the scale. All analysis were performed </text:span><text:span text:style-name="T61">using the </text:span><text:span text:style-name="T58">R </text:span><text:span text:style-name="T66">language </text:span><text:reference-mark-start text:name="ZOTERO_ITEM CSL_CITATION {&quot;citationID&quot;:&quot;1icr913nbu&quot;,&quot;properties&quot;:{&quot;formattedCitation&quot;:&quot;(R Development Core Team, 2014)&quot;,&quot;plainCitation&quot;:&quot;(R Development Core Team, 2014)&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euBWKEBb8H"/><text:span text:style-name="T58">(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euBWKEBb8H"/><text:span text:style-name="T85"> </text:span><text:span text:style-name="T66">and the </text:span><text:span text:style-name="T85">package “psych” </text:span><text:reference-mark-start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9ORiR9A1Gn"/><text:span text:style-name="T85">(Revelle, 2014)</text:span><text:reference-mark-end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9ORiR9A1Gn"/>.</text:p>
        </text:list-item>
        <text:list-item>
          <text:p text:style-name="P37"><text:span text:style-name="T88">Confirmatory factor analysis – we compared the fit indices for the four models evaluated by Forsberg, Halldin and Wennberg </text:span><text:reference-mark-start text:name="ZOTERO_ITEM CSL_CITATION {&quot;citationID&quot;:&quot;1vmi8c1qid&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WXHIUl6pHE"/><text:span text:style-name="T88">(2003)</text:span><text:reference-mark-end text:name="ZOTERO_ITEM CSL_CITATION {&quot;citationID&quot;:&quot;1vmi8c1qid&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WXHIUl6pHE"/>: <text:span text:style-name="T89">0-factor soluction; 1-factor solution; 3-factors ortogonal, and 3-factors correlated. Additionally, we included the 2 factor model proposed in the exploratory factor analysis. The fit indices used for comparisions were Tucker-Lewis Index (TLI) and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744,&quot;uris&quot;:[&quot;http://zotero.org/users/615579/items/XXCRCNH6&quot;],&quot;uri&quot;:[&quot;http://zotero.org/users/615579/items/XXCRCNH6&quot;],&quot;itemData&quot;:{&quot;id&quot;:744,&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pdLD1w97j4"/><text:span text:style-name="T89">(Brown, 2006)</text:span><text:reference-mark-end text:name="ZOTERO_ITEM CSL_CITATION {&quot;citationID&quot;:&quot;26q8d5ut0d&quot;,&quot;properties&quot;:{&quot;formattedCitation&quot;:&quot;(Brown, 2006)&quot;,&quot;plainCitation&quot;:&quot;(Brown, 2006)&quot;},&quot;citationItems&quot;:[{&quot;id&quot;:744,&quot;uris&quot;:[&quot;http://zotero.org/users/615579/items/XXCRCNH6&quot;],&quot;uri&quot;:[&quot;http://zotero.org/users/615579/items/XXCRCNH6&quot;],&quot;itemData&quot;:{&quot;id&quot;:744,&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pdLD1w97j4"/><text:span text:style-name="T89">.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522,&quot;uris&quot;:[&quot;http://zotero.org/users/615579/items/39PEVZXT&quot;],&quot;uri&quot;:[&quot;http://zotero.org/users/615579/items/39PEVZXT&quot;],&quot;itemData&quot;:{&quot;id&quot;:522,&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7VBZRTxJ2R"/><text:span text:style-name="T89">(Rosseel, 2012)</text:span><text:reference-mark-end text:name="ZOTERO_ITEM CSL_CITATION {&quot;citationID&quot;:&quot;2fv3ih7e3t&quot;,&quot;properties&quot;:{&quot;formattedCitation&quot;:&quot;(Rosseel, 2012)&quot;,&quot;plainCitation&quot;:&quot;(Rosseel, 2012)&quot;},&quot;citationItems&quot;:[{&quot;id&quot;:522,&quot;uris&quot;:[&quot;http://zotero.org/users/615579/items/39PEVZXT&quot;],&quot;uri&quot;:[&quot;http://zotero.org/users/615579/items/39PEVZXT&quot;],&quot;itemData&quot;:{&quot;id&quot;:522,&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7VBZRTxJ2R"/><text:span text:style-name="T89">. Modification indices were</text:span><text:span text:style-name="T78"> </text:span><text:span text:style-name="T79">used to improve the final model fit. </text:span><text:span text:style-name="T81">The script of analysis and the data are available in this link: </text:span><office:annotation office:name="__Fieldmark__1445_1517460099"><dc:creator>Unknown Author</dc:creator><dc:date>2014-07-19T10:51:25</dc:date><text:list text:style-name=""><text:list-item><text:p>Insert link of our github repo here</text:p></text:list-item></text:list></office:annotation><text:span text:style-name="T81">(insert link)</text:span><office:annotation-end office:name="__Fieldmark__1445_1517460099"/><text:span text:style-name="T81">.</text:span></text:p>
        </text:list-item>
      </text:list>
      <text:h text:style-name="P60" text:outline-level="1">Results<office:annotation><dc:creator>Unknown Author</dc:creator><dc:date>2014-07-21T18:32:09</dc:date><text:list text:continue-numbering="true" text:style-name=""><text:list-item><text:p text:style-name="P79"><text:span text:style-name="T102">- exploratory analysis. Two factors , iteration and 1 factor solution.</text:span></text:p></text:list-item><text:list-item><text:p text:style-name="P79"><text:span text:style-name="T102"/></text:p></text:list-item><text:list-item><text:p text:style-name="P79"><text:span text:style-name="T102">- compare the created model with literature.</text:span></text:p></text:list-item><text:list-item><text:p text:style-name="P79"><text:span text:style-name="T102"/></text:p></text:list-item><text:list-item><text:p text:style-name="P79"><text:span text:style-name="T102">- show the model and how to compute it.</text:span></text:p></text:list-item><text:list-item><text:p text:style-name="P79"><text:span text:style-name="T102"/></text:p></text:list-item></text:list></office:annotation></text:h>
      <text:h text:style-name="P66" text:outline-level="2">Exploratory factor analysis</text:h>
      <text:p text:style-name="P51"><text:span text:style-name="T63">The</text:span><text:span text:style-name="T64"> sample was considered adequate for factor extraction according to Kayser-Meyer-Olkin and Bartlett's test of homogeneity of variances </text:span><text:span text:style-name="T57">(KMO = 0,89 </text:span><text:span text:style-name="T65">and</text:span><text:span text:style-name="T57"> </text:span><text:span text:style-name="T24">Bartlett</text:span><text:span text:style-name="T25">'s</text:span><text:span text:style-name="T24"> </text:span><text:span text:style-name="T10">χ</text:span><text:span text:style-name="T45">2</text:span><text:span text:style-name="T24"> = </text:span><text:span text:style-name="T25">79.97</text:span><text:span text:style-name="T24">, p &lt; 0,001). </text:span><text:span text:style-name="T25">Either the parallel analysis and the very simple structure methods suggested the existence of </text:span><text:span text:style-name="T27">three</text:span><text:span text:style-name="T25"> factors </text:span><text:span text:style-name="T26">(Eigenvalues of original data: F1 = 5.92; F2 = 1.66; F3 = 0.26; Eigenvalues of simulated data = F1 = 0.84; F2 = 0.29; F3 = 0.24)</text:span><text:span text:style-name="T25">, </text:span><text:span text:style-name="T27">but due to the small amount between the </text:span><text:span text:style-name="T31">eigenvalues</text:span><text:span text:style-name="T27"> of simulated and original data, we chose the solution of two factors. </text:span></text:p>
      <text:p text:style-name="Text_20_body"><text:span text:style-name="T27">The results of the factor loadings are shown in Table 2. </text:span><text:span text:style-name="T28">The two factor model explained 68% of variance </text:span><text:span text:style-name="T29">and</text:span><text:span text:style-name="T28"> </text:span><text:span text:style-name="T29">t</text:span><text:span text:style-name="T28">he correlation between factors was .26. </text:span><text:span text:style-name="T30">The reliability of the full scale was .88. </text:span><text:span text:style-name="T28">Differently of the original 3 factor model proposed by </text:span><text:span text:style-name="T23">Prochaska e DiClemente </text:span><text:reference-mark-start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pLveOerabs"/><text:span text:style-name="T23">(1982) </text:span><text:reference-mark-end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pLveOerabs"/><text:span text:style-name="T28">contemplation and pre-contemplation seemed to constitute the same factor. The factorial structure found was </text:span><text:span text:style-name="T35">similar </text:span><text:span text:style-name="T28">of the </text:span><text:span text:style-name="T33">D</text:span><text:span text:style-name="T28">utch validation </text:span><text:span text:style-name="T35">study</text:span><text:span text:style-name="T28"> which used a principal c</text:span><text:bookmark-start text:name="__DdeLink__1440_1517460099"/><text:span text:style-name="T28">omponents </text:span><text:bookmark-end text:name="__DdeLink__1440_1517460099"/><text:span text:style-name="T28">analysis </text:span><text:soft-page-break/><text:reference-mark-start text:name="ZOTERO_ITEM CSL_CITATION {&quot;citationID&quot;:&quot;2gl3j9ubk0&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Et29ph8xG"/><text:span text:style-name="T30">(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Et29ph8xG"/><text:span text:style-name="T36">.</text:span><text:span text:style-name="T34">T</text:span><text:span text:style-name="T32">he fit indexes were considered poor (TLI = .88; RMSEA = .13 - </text:span><text:span text:style-name="T30">CI</text:span><text:span text:style-name="T48">95%</text:span><text:span text:style-name="T30"> = .</text:span><text:span text:style-name="T32">123</text:span><text:span text:style-name="T30"> - .</text:span><text:span text:style-name="T32">143). </text:span><text:span text:style-name="T30">The overall Cronbach's alpha was .88 (CI</text:span><text:span text:style-name="T48">95%</text:span><text:span text:style-name="T30"> = .85 - .92). For the first and second factors, the alpha was .91 (CI</text:span><text:span text:style-name="T48">95%</text:span><text:span text:style-name="T30"> = .87 - .94) and .82 (CI</text:span><text:span text:style-name="T48">95%</text:span><text:span text:style-name="T30"> = .75 - .89) respectively.</text:span></text:p>
      <text:h text:style-name="P65" text:outline-level="2"><text:span text:style-name="T44">C</text:span><text:span text:style-name="T11">onfirmatory factor analysis</text:span></text:h>
      <text:p text:style-name="P50"><text:span text:style-name="T38">The three factor </text:span><text:span text:style-name="T42">correlated solution</text:span><text:span text:style-name="T38"> </text:span><text:span text:style-name="T42">was </text:span><text:span text:style-name="T38">not </text:span><text:span text:style-name="T39">converged</text:span><text:span text:style-name="T38"> due to the negative value covariance matrix of latent variables </text:span><text:span text:style-name="T42">indicating</text:span><text:span text:style-name="T39"> </text:span><text:span text:style-name="T41">lack of</text:span><text:span text:style-name="T39"> </text:span><text:span text:style-name="T41">fit</text:span><text:span text:style-name="T39">. </text:span><text:span text:style-name="T40">Either the 1-factor and the 2-factor models </text:span><text:span text:style-name="T41">showed</text:span><text:span text:style-name="T40"> bad fit indexes. </text:span><text:span text:style-name="T41">To find a better model, we changed </text:span><text:span text:style-name="T42">the items according to modification indexes</text:span><text:span text:style-name="T41">. The evaluation of the confirmatory models are described in table </text:span><text:span text:style-name="T37">3</text:span><text:span text:style-name="T41">. </text:span><text:span text:style-name="T42">The improved model was constituted by items 1,4,8,10 and had a Cronbach's alpha value of .90 </text:span><text:span text:style-name="T43">(CI</text:span><text:span text:style-name="T49">95%</text:span><text:span text:style-name="T43"> = .</text:span><text:span text:style-name="T42">84</text:span><text:span text:style-name="T43"> - .</text:span><text:span text:style-name="T42">96</text:span><text:span text:style-name="T43">)</text:span><text:span text:style-name="T42">.</text:span></text:p>
      <text:h text:style-name="Heading_20_1" text:outline-level="1"><text:span text:style-name="T28">D</text:span><text:span text:style-name="T22">iscussion</text:span></text:h>
      <text:p text:style-name="P7">Discuss the overall bad fit of different models. <text:span text:style-name="T100">Not convergence compared </text:span></text:p>
      <text:p text:style-name="P7">Portuguese version.</text:p>
      <text:p text:style-name="P52">The 'motivation factor' instead of transteoric model of change.</text:p>
      <text:p text:style-name="P53">Alternative evaluation</text:p>
      <text:p text:style-name="P48"/>
      <text:p text:style-name="P43"><text:span text:style-name="T12"/></text:p>
      <text:p text:style-name="P54"/>
      <text:p text:style-name="P49"/>
      <text:p text:style-name="P10"><text:span text:style-name="T84">Table</text:span> <text:span text:style-name="T84">1</text:span> – <text:span text:style-name="T84">Sample demographic characteristics </text:span></text:p>
      <table:table table:name="Tabela3" table:style-name="Tabela3">
        <table:table-column table:style-name="Tabela3.A"/>
        <table:table-column table:style-name="Tabela3.B"/>
        <table:table-row>
          <table:table-cell table:style-name="Tabela3.A1" office:value-type="string">
            <text:p text:style-name="P17">Items</text:p>
          </table:table-cell>
          <table:table-cell table:style-name="Tabela3.A1" office:value-type="string">
            <text:p text:style-name="P16">%</text:p>
          </table:table-cell>
        </table:table-row>
        <table:table-row>
          <table:table-cell table:style-name="Tabela3.A2" office:value-type="string">
            <text:p text:style-name="P17">Education</text:p>
          </table:table-cell>
          <table:table-cell table:style-name="Tabela3.A2" office:value-type="string">
            <text:p text:style-name="P16"/>
          </table:table-cell>
        </table:table-row>
        <table:table-row>
          <table:table-cell table:style-name="Tabela3.A2" office:value-type="string">
            <text:p text:style-name="P15"><text:s text:c="3"/><text:span text:style-name="T84">College</text:span></text:p>
          </table:table-cell>
          <table:table-cell table:style-name="Tabela3.A2" office:value-type="string">
            <text:p text:style-name="P20">72.1</text:p>
          </table:table-cell>
        </table:table-row>
        <table:table-row>
          <table:table-cell table:style-name="Tabela3.A2" office:value-type="string">
            <text:p text:style-name="P15"><text:s text:c="3"/><text:span text:style-name="T84">High school</text:span></text:p>
          </table:table-cell>
          <table:table-cell table:style-name="Tabela3.A2" office:value-type="string">
            <text:p text:style-name="P20">25.3</text:p>
          </table:table-cell>
        </table:table-row>
        <table:table-row>
          <table:table-cell table:style-name="Tabela3.A2" office:value-type="string">
            <text:p text:style-name="P15"><text:s text:c="3"/><text:span text:style-name="T84">Elementary</text:span></text:p>
          </table:table-cell>
          <table:table-cell table:style-name="Tabela3.A2" office:value-type="string">
            <text:p text:style-name="P20">2.6</text:p>
          </table:table-cell>
        </table:table-row>
        <table:table-row>
          <table:table-cell table:style-name="Tabela3.A2" office:value-type="string">
            <text:p text:style-name="P21"><text:span text:style-name="T84">Employment</text:span>?</text:p>
          </table:table-cell>
          <table:table-cell table:style-name="Tabela3.A2" office:value-type="string">
            <text:p text:style-name="P20"/>
          </table:table-cell>
        </table:table-row>
        <table:table-row>
          <table:table-cell table:style-name="Tabela3.A2" office:value-type="string">
            <text:p text:style-name="P21"><text:s text:c="3"/><text:span text:style-name="T84">Yes</text:span></text:p>
          </table:table-cell>
          <table:table-cell table:style-name="Tabela3.A2" office:value-type="string">
            <text:p text:style-name="P20">84.1</text:p>
          </table:table-cell>
        </table:table-row>
        <table:table-row>
          <table:table-cell table:style-name="Tabela3.A2" office:value-type="string">
            <text:p text:style-name="P21"><text:s text:c="3"/><text:span text:style-name="T84">No</text:span></text:p>
          </table:table-cell>
          <table:table-cell table:style-name="Tabela3.A2" office:value-type="string">
            <text:p text:style-name="P20">15.9</text:p>
          </table:table-cell>
        </table:table-row>
        <table:table-row>
          <table:table-cell table:style-name="Tabela3.A2" office:value-type="string">
            <text:p text:style-name="P17">Brazil's region</text:p>
          </table:table-cell>
          <table:table-cell table:style-name="Tabela3.A2" office:value-type="string">
            <text:p text:style-name="P20"/>
          </table:table-cell>
        </table:table-row>
        <table:table-row>
          <table:table-cell table:style-name="Tabela3.A2" office:value-type="string">
            <text:p text:style-name="P21"><text:s text:c="3"/><text:span text:style-name="T84">Southeast</text:span></text:p>
          </table:table-cell>
          <table:table-cell table:style-name="Tabela3.A2" office:value-type="string">
            <text:p text:style-name="P20">49.0</text:p>
          </table:table-cell>
        </table:table-row>
        <table:table-row>
          <table:table-cell table:style-name="Tabela3.A2" office:value-type="string">
            <text:p text:style-name="P21"><text:s text:c="3"/><text:span text:style-name="T84">Northeast</text:span></text:p>
          </table:table-cell>
          <table:table-cell table:style-name="Tabela3.A2" office:value-type="string">
            <text:p text:style-name="P20">22.0</text:p>
          </table:table-cell>
        </table:table-row>
        <table:table-row>
          <table:table-cell table:style-name="Tabela3.A2" office:value-type="string">
            <text:p text:style-name="P21"><text:s text:c="3"/><text:span text:style-name="T84">South</text:span></text:p>
          </table:table-cell>
          <table:table-cell table:style-name="Tabela3.A2" office:value-type="string">
            <text:p text:style-name="P20">17.1</text:p>
          </table:table-cell>
        </table:table-row>
        <table:table-row>
          <table:table-cell table:style-name="Tabela3.A2" office:value-type="string">
            <text:p text:style-name="P21"><text:s text:c="3"/><text:span text:style-name="T84">Middle-west</text:span></text:p>
          </table:table-cell>
          <table:table-cell table:style-name="Tabela3.A2" office:value-type="string">
            <text:p text:style-name="P20">11.1</text:p>
          </table:table-cell>
        </table:table-row>
        <table:table-row>
          <table:table-cell table:style-name="Tabela3.A2" office:value-type="string">
            <text:p text:style-name="P21"><text:s text:c="3"/><text:span text:style-name="T84">North</text:span></text:p>
          </table:table-cell>
          <table:table-cell table:style-name="Tabela3.A2" office:value-type="string">
            <text:p text:style-name="P20">0.<text:span text:style-name="T91">9</text:span></text:p>
          </table:table-cell>
        </table:table-row>
        <table:table-row>
          <table:table-cell table:style-name="Tabela3.A2" office:value-type="string">
            <text:p text:style-name="P19">AUDIT <text:span text:style-name="T84">Classification</text:span></text:p>
          </table:table-cell>
          <table:table-cell table:style-name="Tabela3.A2" office:value-type="string">
            <text:p text:style-name="P20"/>
          </table:table-cell>
        </table:table-row>
        <table:table-row>
          <table:table-cell table:style-name="Tabela3.A2" office:value-type="string">
            <text:p text:style-name="P19"><text:s text:c="3"/><text:span text:style-name="T84">Dependence</text:span></text:p>
          </table:table-cell>
          <table:table-cell table:style-name="Tabela3.A2" office:value-type="string">
            <text:p text:style-name="P18">33.9</text:p>
          </table:table-cell>
        </table:table-row>
        <table:table-row>
          <table:table-cell table:style-name="Tabela3.A2" office:value-type="string">
            <text:p text:style-name="P19"><text:s text:c="3"/><text:span text:style-name="T84">Low risk</text:span></text:p>
          </table:table-cell>
          <table:table-cell table:style-name="Tabela3.A2" office:value-type="string">
            <text:p text:style-name="P18">31.7</text:p>
          </table:table-cell>
        </table:table-row>
        <table:table-row>
          <table:table-cell table:style-name="Tabela3.A2" office:value-type="string">
            <text:p text:style-name="P19"><text:s text:c="3"/><text:span text:style-name="T84">At risk</text:span></text:p>
          </table:table-cell>
          <table:table-cell table:style-name="Tabela3.A2" office:value-type="string">
            <text:p text:style-name="P18">22.3</text:p>
          </table:table-cell>
        </table:table-row>
        <table:table-row>
          <table:table-cell table:style-name="Tabela3.A19" office:value-type="string">
            <text:p text:style-name="P19"><text:s text:c="3"/><text:span text:style-name="T84">High risk</text:span></text:p>
          </table:table-cell>
          <table:table-cell table:style-name="Tabela3.A19" office:value-type="string">
            <text:p text:style-name="P18"><text:span text:style-name="T91">11</text:span>.1</text:p>
          </table:table-cell>
        </table:table-row>
      </table:table>
      <text:p text:style-name="P9"/>
      <text:p text:style-name="P11"><text:span text:style-name="T15">Table</text:span><text:span text:style-name="T12"> 2 – </text:span><text:span text:style-name="T14">Factor loadings</text:span><text:span text:style-name="T16"> </text:span><text:span text:style-name="T14">with </text:span><text:span text:style-name="T20">an</text:span><text:span text:style-name="T14"> “Oblimin” rotation </text:span><text:span text:style-name="T19">separated </text:span><text:span text:style-name="T14">by factor</text:span><text:span text:style-name="T13">.</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2"/>
          </table:table-cell>
          <table:table-cell table:style-name="Tabela2.A1" table:number-columns-spanned="2" office:value-type="string">
            <text:p text:style-name="P30">Factor**</text:p>
          </table:table-cell>
          <table:covered-table-cell/>
          <table:table-cell table:style-name="Tabela2.A1" office:value-type="string">
            <text:p text:style-name="P26"/>
          </table:table-cell>
        </table:table-row>
        <table:table-row>
          <table:table-cell table:style-name="Tabela2.A2" office:value-type="string">
            <text:p text:style-name="P23">Ite<text:span text:style-name="T92">m</text:span>s*</text:p>
          </table:table-cell>
          <table:table-cell table:style-name="Tabela2.A2" office:value-type="string">
            <text:p text:style-name="P28">PC (+) e C(-)</text:p>
          </table:table-cell>
          <table:table-cell table:style-name="Tabela2.A2" office:value-type="string">
            <text:p text:style-name="P29">Action</text:p>
          </table:table-cell>
          <table:table-cell table:style-name="Tabela2.A2" office:value-type="string">
            <text:p text:style-name="P26">h2</text:p>
          </table:table-cell>
        </table:table-row>
        <table:table-row>
          <table:table-cell table:style-name="Tabela2.A3" office:value-type="string">
            <text:p text:style-name="P24">1. <text:span text:style-name="T17">I don't think I drink too much.</text:span></text:p>
          </table:table-cell>
          <table:table-cell table:style-name="Tabela2.A3" office:value-type="string">
            <text:p text:style-name="P33">-.8<text:span text:style-name="T92">8</text:span></text:p>
          </table:table-cell>
          <table:table-cell table:style-name="Tabela2.A3" office:value-type="string">
            <text:p text:style-name="P33"/>
          </table:table-cell>
          <table:table-cell table:style-name="Tabela2.A3" office:value-type="string">
            <text:p text:style-name="P34">.<text:span text:style-name="T92">72</text:span></text:p>
          </table:table-cell>
        </table:table-row>
        <table:table-row>
          <table:table-cell table:style-name="Tabela2.A3" office:value-type="string">
            <text:p text:style-name="P27">2. <text:span text:style-name="T17">I am trying to drink less than I used to.</text:span></text:p>
          </table:table-cell>
          <table:table-cell table:style-name="Tabela2.A3" office:value-type="string">
            <text:p text:style-name="P34">.4<text:span text:style-name="T92">0</text:span></text:p>
          </table:table-cell>
          <table:table-cell table:style-name="Tabela2.A3" office:value-type="string">
            <text:p text:style-name="P34">.5<text:span text:style-name="T92">5</text:span></text:p>
          </table:table-cell>
          <table:table-cell table:style-name="Tabela2.A3" office:value-type="string">
            <text:p text:style-name="P34">.<text:span text:style-name="T92">57</text:span></text:p>
          </table:table-cell>
        </table:table-row>
        <table:table-row>
          <table:table-cell table:style-name="Tabela2.A3" office:value-type="string">
            <text:p text:style-name="P25">3. <text:span text:style-name="T17">I enjoy my drinking, but sometimes I drink too much.</text:span></text:p>
          </table:table-cell>
          <table:table-cell table:style-name="Tabela2.A3" office:value-type="string">
            <text:p text:style-name="P33">.<text:span text:style-name="T92">84</text:span></text:p>
          </table:table-cell>
          <table:table-cell table:style-name="Tabela2.A3" office:value-type="string">
            <text:p text:style-name="P35"/>
          </table:table-cell>
          <table:table-cell table:style-name="Tabela2.A3" office:value-type="string">
            <text:p text:style-name="P34">.<text:span text:style-name="T92">66</text:span></text:p>
          </table:table-cell>
        </table:table-row>
        <table:table-row>
          <table:table-cell table:style-name="Tabela2.A3" office:value-type="string">
            <text:p text:style-name="P13"><text:span text:style-name="T94">4. </text:span><text:span text:style-name="T12">Sometimes I think I should cut down on my drinking.</text:span></text:p>
          </table:table-cell>
          <table:table-cell table:style-name="Tabela2.A3" office:value-type="string">
            <text:p text:style-name="P33">.<text:span text:style-name="T92">87</text:span></text:p>
          </table:table-cell>
          <table:table-cell table:style-name="Tabela2.A3" office:value-type="string">
            <text:p text:style-name="P33"/>
          </table:table-cell>
          <table:table-cell table:style-name="Tabela2.A3" office:value-type="string">
            <text:p text:style-name="P34">.<text:span text:style-name="T92">83</text:span></text:p>
          </table:table-cell>
        </table:table-row>
        <table:table-row>
          <table:table-cell table:style-name="Tabela2.A3" office:value-type="string">
            <text:p text:style-name="P31">5. <text:span text:style-name="T17">It is a waste of time thinking about drinking.</text:span></text:p>
          </table:table-cell>
          <table:table-cell table:style-name="Tabela2.A3" office:value-type="string">
            <text:p text:style-name="P33">-.<text:span text:style-name="T92">46</text:span></text:p>
          </table:table-cell>
          <table:table-cell table:style-name="Tabela2.A3" office:value-type="string">
            <text:p text:style-name="P33"/>
          </table:table-cell>
          <table:table-cell table:style-name="Tabela2.A3" office:value-type="string">
            <text:p text:style-name="P34">.<text:span text:style-name="T92">80</text:span></text:p>
          </table:table-cell>
        </table:table-row>
        <table:table-row>
          <table:table-cell table:style-name="Tabela2.A3" office:value-type="string">
            <text:p text:style-name="P25">6. <text:span text:style-name="T17">I have just recently changed my drinking habits.</text:span></text:p>
          </table:table-cell>
          <table:table-cell table:style-name="Tabela2.A3" office:value-type="string">
            <text:p text:style-name="P36"/>
          </table:table-cell>
          <table:table-cell table:style-name="Tabela2.A3" office:value-type="string">
            <text:p text:style-name="P33">.<text:span text:style-name="T92">90</text:span></text:p>
          </table:table-cell>
          <table:table-cell table:style-name="Tabela2.A3" office:value-type="string">
            <text:p text:style-name="P34">.<text:span text:style-name="T92">78</text:span></text:p>
          </table:table-cell>
        </table:table-row>
        <table:table-row>
          <table:table-cell table:style-name="Tabela2.A3" office:value-type="string">
            <text:p text:style-name="P25">7. <text:span text:style-name="T17">Anyone can talk about wanting to do something about drinking, but I am actually doing something about it.</text:span></text:p>
          </table:table-cell>
          <table:table-cell table:style-name="Tabela2.A3" office:value-type="string">
            <text:p text:style-name="P36"/>
          </table:table-cell>
          <table:table-cell table:style-name="Tabela2.A3" office:value-type="string">
            <text:p text:style-name="P33">.<text:span text:style-name="T92">67</text:span></text:p>
          </table:table-cell>
          <table:table-cell table:style-name="Tabela2.A3" office:value-type="string">
            <text:p text:style-name="P34">.<text:span text:style-name="T92">47</text:span></text:p>
          </table:table-cell>
        </table:table-row>
        <table:table-row>
          <table:table-cell table:style-name="Tabela2.A3" office:value-type="string">
            <text:p text:style-name="P27">8. <text:span text:style-name="T17">I am at the stage where I should cut down on my drinking.</text:span></text:p>
          </table:table-cell>
          <table:table-cell table:style-name="Tabela2.A3" office:value-type="string">
            <text:p text:style-name="P34">.<text:span text:style-name="T92">84</text:span></text:p>
          </table:table-cell>
          <table:table-cell table:style-name="Tabela2.A3" office:value-type="string">
            <text:p text:style-name="P33"/>
          </table:table-cell>
          <table:table-cell table:style-name="Tabela2.A3" office:value-type="string">
            <text:p text:style-name="P34">.<text:span text:style-name="T92">76</text:span></text:p>
          </table:table-cell>
        </table:table-row>
        <table:table-row>
          <table:table-cell table:style-name="Tabela2.A3" office:value-type="string">
            <text:p text:style-name="P25">9.<text:span text:style-name="T12"> </text:span><text:span text:style-name="T17">My drinking is a problem sometimes.</text:span></text:p>
          </table:table-cell>
          <table:table-cell table:style-name="Tabela2.A3" office:value-type="string">
            <text:p text:style-name="P33">.<text:span text:style-name="T92">86</text:span></text:p>
          </table:table-cell>
          <table:table-cell table:style-name="Tabela2.A3" office:value-type="string">
            <text:p text:style-name="P36"/>
          </table:table-cell>
          <table:table-cell table:style-name="Tabela2.A3" office:value-type="string">
            <text:p text:style-name="P34">.<text:span text:style-name="T92">70</text:span></text:p>
          </table:table-cell>
        </table:table-row>
        <table:table-row>
          <table:table-cell table:style-name="Tabela2.A3" office:value-type="string">
            <text:p text:style-name="P25">10. <text:span text:style-name="T17">There is no </text:span><text:span text:style-name="T18">n</text:span><text:span text:style-name="T17">eed for me to think about changing my drinking.</text:span></text:p>
          </table:table-cell>
          <table:table-cell table:style-name="Tabela2.A3" office:value-type="string">
            <text:p text:style-name="P33">-.<text:span text:style-name="T92">88</text:span></text:p>
          </table:table-cell>
          <table:table-cell table:style-name="Tabela2.A3" office:value-type="string">
            <text:p text:style-name="P33"/>
          </table:table-cell>
          <table:table-cell table:style-name="Tabela2.A3" office:value-type="string">
            <text:p text:style-name="P34">.<text:span text:style-name="T92">84</text:span></text:p>
          </table:table-cell>
        </table:table-row>
        <table:table-row>
          <table:table-cell table:style-name="Tabela2.A3" office:value-type="string">
            <text:p text:style-name="P25">11. <text:span text:style-name="T17">I am actually changing my drinking habits right now.</text:span></text:p>
          </table:table-cell>
          <table:table-cell table:style-name="Tabela2.A3" office:value-type="string">
            <text:p text:style-name="P36"/>
          </table:table-cell>
          <table:table-cell table:style-name="Tabela2.A3" office:value-type="string">
            <text:p text:style-name="P33">.<text:span text:style-name="T92">91</text:span></text:p>
          </table:table-cell>
          <table:table-cell table:style-name="Tabela2.A3" office:value-type="string">
            <text:p text:style-name="P34">.<text:span text:style-name="T92">84</text:span></text:p>
          </table:table-cell>
        </table:table-row>
        <table:table-row>
          <table:table-cell table:style-name="Tabela2.A2" office:value-type="string">
            <text:p text:style-name="P25">12. <text:span text:style-name="T17">Drinking less alcohol would be pointless for me.</text:span></text:p>
          </table:table-cell>
          <table:table-cell table:style-name="Tabela2.A2" office:value-type="string">
            <text:p text:style-name="P33">-.<text:span text:style-name="T92">84</text:span></text:p>
          </table:table-cell>
          <table:table-cell table:style-name="Tabela2.A2" office:value-type="string">
            <text:p text:style-name="P33"/>
          </table:table-cell>
          <table:table-cell table:style-name="Tabela2.A2" office:value-type="string">
            <text:p text:style-name="P34">.<text:span text:style-name="T92">78</text:span></text:p>
          </table:table-cell>
        </table:table-row>
      </table:table>
      <text:p text:style-name="P56">* PC – Pre-contemplation and C – Contemplation. Proportion of variances explained by factor: PC-C (47%) and Action (21%).</text:p>
      <text:p text:style-name="P14"/>
      <text:p text:style-name="P14">* <text:span text:style-name="T92">Portuguese translation– </text:span><text:span text:style-name="T95">1. </text:span><text:span text:style-name="T97">'</text:span><text:span text:style-name="T95">Eu acho que bebo demais</text:span><text:span text:style-name="T97">'</text:span><text:span text:style-name="T95">; </text:span><text:span text:style-name="T96">2. </text:span><text:span text:style-name="T97">'</text:span><text:span text:style-name="T96">Estou tentando beber menos do que costumava beber</text:span><text:span text:style-name="T97">'</text:span><text:span text:style-name="T96">; </text:span><text:span text:style-name="T97">3. '</text:span><text:span text:style-name="T95">Eu gosto de beber, mas às vezes eu bebo demais</text:span><text:span text:style-name="T97">'</text:span><text:span text:style-name="T95">; 4. </text:span><text:span text:style-name="T97">'</text:span><text:span text:style-name="T95">Às vezes eu acho que deveria reduzir o meu consumo de álcool</text:span><text:span text:style-name="T97">'</text:span><text:span text:style-name="T95">; </text:span><text:span text:style-name="T97">5. '</text:span><text:span text:style-name="T98">É um desperdício de tempo pensar sobre o meu consumo de álcool</text:span><text:span text:style-name="T97">'</text:span><text:span text:style-name="T98">; </text:span><text:span text:style-name="T97">6. '</text:span><text:span text:style-name="T95">Eu mudei recentemente meus hábitos de consumo</text:span><text:span text:style-name="T97">'</text:span><text:span text:style-name="T95">; </text:span><text:span text:style-name="T97">7. '</text:span><text:span text:style-name="T95">Qualquer pessoa pode falar sobre querer fazer algo relacionado ao consumo de álcool, mas eu estou realmente fazendo algo sobre isso</text:span><text:span text:style-name="T97">'</text:span><text:span text:style-name="T95">; </text:span><text:span text:style-name="T97">8. '</text:span><text:span text:style-name="T96">Eu estou em um momento em que eu deveria pensar em beber menos álcool</text:span><text:span text:style-name="T97">'</text:span><text:span text:style-name="T96">; </text:span><text:span text:style-name="T97">9. '</text:span><text:span text:style-name="T95">Algumas vezes, meu consumo é um problema</text:span><text:span text:style-name="T97">'</text:span><text:span text:style-name="T95">; </text:span><text:span text:style-name="T97">10. '</text:span><text:span text:style-name="T95">Sinto necessidade de pensar em mudar minha maneira de beber</text:span><text:span text:style-name="T97">'</text:span><text:span text:style-name="T95">; </text:span><text:span text:style-name="T97">11. '</text:span><text:span text:style-name="T95">Atualmente, eu de fato estou mudando meus hábitos de consumo</text:span><text:span text:style-name="T97">'</text:span><text:span text:style-name="T95">; </text:span><text:span text:style-name="T97">12. '</text:span><text:span text:style-name="T95">Beber menos álcool poderia me beneficiar</text:span><text:span text:style-name="T97">'</text:span><text:span text:style-name="T98">. </text:span></text:p>
      <text:p text:style-name="P57"/>
      <text:p text:style-name="P55">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68">Models</text:p>
          </table:table-cell>
          <table:table-cell table:style-name="Table1.A1" office:value-type="string">
            <text:p text:style-name="P69">CFI</text:p>
          </table:table-cell>
          <table:table-cell table:style-name="Table1.A1" office:value-type="string">
            <text:p text:style-name="P72">RMSA</text:p>
          </table:table-cell>
          <table:table-cell table:style-name="Table1.A1" office:value-type="string">
            <text:p text:style-name="P70">BIC</text:p>
          </table:table-cell>
          <table:table-cell table:style-name="Table1.A1" office:value-type="string">
            <text:p text:style-name="P70">AIC</text:p>
          </table:table-cell>
          <table:table-cell table:style-name="Table1.A1" office:value-type="string">
            <text:p text:style-name="P73">X²</text:p>
          </table:table-cell>
          <table:table-cell table:style-name="Table1.A1" office:value-type="string">
            <text:p text:style-name="P72">df</text:p>
          </table:table-cell>
        </table:table-row>
        <table:table-row>
          <table:table-cell table:style-name="Table1.A2" office:value-type="string">
            <text:p text:style-name="P32"><text:span text:style-name="T93">One </text:span>factor</text:p>
          </table:table-cell>
          <table:table-cell table:style-name="Table1.A2" office:value-type="string">
            <text:p text:style-name="P77">.720</text:p>
          </table:table-cell>
          <table:table-cell table:style-name="Table1.A2" office:value-type="string">
            <text:p text:style-name="P76"><text:span text:style-name="T101">.196</text:span></text:p>
          </table:table-cell>
          <table:table-cell table:style-name="Table1.A2" office:value-type="string">
            <text:p text:style-name="P75">12364.5</text:p>
          </table:table-cell>
          <table:table-cell table:style-name="Table1.A2" office:value-type="string">
            <text:p text:style-name="P75">12271.4</text:p>
          </table:table-cell>
          <table:table-cell table:style-name="Table1.A2" office:value-type="string">
            <text:p text:style-name="P75">794.36</text:p>
          </table:table-cell>
          <table:table-cell table:style-name="Table1.A2" office:value-type="string">
            <text:p text:style-name="P75">54</text:p>
          </table:table-cell>
        </table:table-row>
        <table:table-row>
          <table:table-cell table:style-name="Table1.A2" office:value-type="string">
            <text:p text:style-name="P32"><text:span text:style-name="T93">Two </text:span>factor </text:p>
          </table:table-cell>
          <table:table-cell table:style-name="Table1.A2" office:value-type="string">
            <text:p text:style-name="P77">.815</text:p>
          </table:table-cell>
          <table:table-cell table:style-name="Table1.A2" office:value-type="string">
            <text:p text:style-name="P75">.161</text:p>
          </table:table-cell>
          <table:table-cell table:style-name="Table1.A2" office:value-type="string">
            <text:p text:style-name="P75">12119</text:p>
          </table:table-cell>
          <table:table-cell table:style-name="Table1.A2" office:value-type="string">
            <text:p text:style-name="P75">12022</text:p>
          </table:table-cell>
          <table:table-cell table:style-name="Table1.A2" office:value-type="string">
            <text:p text:style-name="P75">543.60</text:p>
          </table:table-cell>
          <table:table-cell table:style-name="Table1.A2" office:value-type="string">
            <text:p text:style-name="P75">53 </text:p>
          </table:table-cell>
        </table:table-row>
        <table:table-row>
          <table:table-cell table:style-name="Table1.A2" office:value-type="string">
            <text:p text:style-name="P74">Three factor* uncorrelated</text:p>
          </table:table-cell>
          <table:table-cell table:style-name="Table1.A2" office:value-type="string">
            <text:p text:style-name="P77">.586</text:p>
          </table:table-cell>
          <table:table-cell table:style-name="Table1.A2" office:value-type="string">
            <text:p text:style-name="P77">.238</text:p>
          </table:table-cell>
          <table:table-cell table:style-name="Table1.A2" office:value-type="string">
            <text:p text:style-name="P75">12720</text:p>
          </table:table-cell>
          <table:table-cell table:style-name="Table1.A2" office:value-type="string">
            <text:p text:style-name="P75">12627</text:p>
          </table:table-cell>
          <table:table-cell table:style-name="Table1.A2" office:value-type="string">
            <text:p text:style-name="P75">1150.17</text:p>
          </table:table-cell>
          <table:table-cell table:style-name="Table1.A2" office:value-type="string">
            <text:p text:style-name="P75">54</text:p>
          </table:table-cell>
        </table:table-row>
        <table:table-row>
          <table:table-cell table:style-name="Table1.A5" office:value-type="string">
            <text:p text:style-name="P78">One factor Model** - <text:span text:style-name="T99">improved</text:span> </text:p>
          </table:table-cell>
          <table:table-cell table:style-name="Table1.A5" office:value-type="string">
            <text:p text:style-name="P76">.998</text:p>
          </table:table-cell>
          <table:table-cell table:style-name="Table1.A5" office:value-type="string">
            <text:p text:style-name="P76">.045</text:p>
          </table:table-cell>
          <table:table-cell table:style-name="Table1.A5" office:value-type="string">
            <text:p text:style-name="P75">3824</text:p>
          </table:table-cell>
          <table:table-cell table:style-name="Table1.A5" office:value-type="string">
            <text:p text:style-name="P75">3793</text:p>
          </table:table-cell>
          <table:table-cell table:style-name="Table1.A5" office:value-type="string">
            <text:p text:style-name="P75">3.44</text:p>
          </table:table-cell>
          <table:table-cell table:style-name="Table1.A5" office:value-type="string">
            <text:p text:style-name="P75">2</text:p>
          </table:table-cell>
        </table:table-row>
      </table:table>
      <text:p text:style-name="P58">* The three factor correlated solution not converged because the covariance matrix of latent variables were negative. ** The improved model was constituted by items 1,4,8,10.</text:p>
      <text:h text:style-name="P61" text:outline-level="1">References</text:h>
      <text:section text:style-name="Sect1" text:name="ZOTERO_BIBL {&quot;custom&quot;:[]} CSL_BIBLIOGRAPHY RNDDmOqxARzA6">
        <text:p text:style-name="Bibliography_20_1">Brown, T. A. (2006). <text:span text:style-name="T5">Confirmatory factor analysis for applied research</text:span><text:span text:style-name="T7">. New York: Guilford Press.</text:span></text:p>
        <text:p text:style-name="Bibliography_20_1"><text:span text:style-name="T7">Cronbach, L. (1951). Coefficient alpha and the internal structure of tests. </text:span><text:span text:style-name="T5">Psychometrika</text:span><text:span text:style-name="T7">, </text:span><text:span text:style-name="T5">16</text:span><text:span text:style-name="T7">(3), 297–334. doi:10.1007/BF02310555</text:span></text:p>
        <text:p text:style-name="Bibliography_20_1"><text:span text:style-name="T7">Defuentes-Merillas, L., Dejong, C. A. J., &amp; Schippers, G. M. (2002). Reliability and validity of the Dutch version of the Readiness to Change Questionnaire. </text:span><text:span text:style-name="T5">Alcohol and Alcoholism (Oxford, Oxfordshire)</text:span><text:span text:style-name="T7">, </text:span><text:span text:style-name="T5">37</text:span><text:span text:style-name="T7">(1), 93–99.</text:span></text:p>
        <text:p text:style-name="Bibliography_20_1"><text:span text:style-name="T7">Fabrigar, L. R., Wegener, D. T., MacCallum, R. C., &amp; Strahan, E. J. (1999). Evaluating the use of exploratory factor analysis in psychological research. </text:span><text:span text:style-name="T5">Psychological methods</text:span><text:span text:style-name="T7">, </text:span><text:span text:style-name="T5">4</text:span><text:span text:style-name="T7">(3), 272.</text:span></text:p>
        <text:p text:style-name="Bibliography_20_1"><text:span text:style-name="T7">Forsberg, L., Halldin, J., &amp; Wennberg, P. (2003). Psychometric Properties and Factor Structure of the Readiness to Change Questionnaire. </text:span><text:span text:style-name="T5">Alcohol and Alcoholism</text:span><text:span text:style-name="T7">, </text:span><text:span text:style-name="T5">38</text:span><text:span text:style-name="T7">(3), 276–280. doi:10.1093/alcalc/agg067</text:span></text:p>
        <text:p text:style-name="Bibliography_20_1"><text:span text:style-name="T7">Garrido, L. E., Abad, F. J., &amp; Ponsoda, V. (2013). A new look at Horn’s parallel analysis with ordinal variables. </text:span><text:span text:style-name="T5">Psychological Methods</text:span><text:span text:style-name="T7">, </text:span><text:span text:style-name="T5">18</text:span><text:span text:style-name="T7">(4), 454–474. doi:10.1037/a0030005</text:span></text:p>
        <text:p text:style-name="Bibliography_20_1"><text:span text:style-name="T7">Heather, N., &amp; Stephen, R. (1993). </text:span><text:span text:style-name="T5">Readiness to change questionnaire: users manual</text:span><text:span text:style-name="T7"> (p. 29). National Drug and Alcohol Research Centre. Recuperado de http://ndarc.med.unsw.edu.au/sites/default/files/ndarc/resources/TR.019.pdf</text:span></text:p>
        <text:p text:style-name="Bibliography_20_1"><text:span text:style-name="T7">Horn, J. L. (1965). A rationale and test for the number of factors in factor analysis. </text:span><text:span text:style-name="T5">Psychometrika</text:span><text:span text:style-name="T7">, </text:span><text:span text:style-name="T5">30</text:span><text:span text:style-name="T7">(2), 179–185. doi:10.1007/BF02289447</text:span></text:p>
        <text:p text:style-name="Bibliography_20_1"><text:span text:style-name="T7">Lima, C. T., Freire, A. C. C., Silva, A. P. B., Teixeira, R. M., Farrell, M., &amp; Prince, M. (2005). Concurrent and Construct Validity of the Audit in an Urban Brazilian Sample. </text:span><text:span text:style-name="T5">Alcohol and Alcoholism</text:span><text:span text:style-name="T7">, </text:span><text:span text:style-name="T5">40</text:span><text:span text:style-name="T7">(6), 584–589. doi:10.1093/alcalc/agh202</text:span></text:p>
        <text:p text:style-name="Bibliography_20_1"><text:span text:style-name="T7">Meneses-Gaya, C. de, Zuardi, A. W., Loureiro, S. R., &amp; Crippa, J. A. S. (2009). Alcohol Use Disorders Identification Test (AUDIT): an updated systematic review of psychometric properties. </text:span><text:span text:style-name="T5">Psychology &amp;amp; Neuroscience</text:span><text:span text:style-name="T7">, </text:span><text:span text:style-name="T5">2</text:span><text:span text:style-name="T7">(1), 83–97. doi:10.3922/j.psns.2009.1.12</text:span></text:p>
        <text:p text:style-name="Bibliography_20_1"><text:span text:style-name="T7">Prochaska, J. O., &amp; DiClemente, C. C. (1982). Transtheoretical therapy: Toward a more integrative model of change. </text:span><text:span text:style-name="T5">Psychotherapy: Theory, Research &amp; Practice</text:span><text:span text:style-name="T7">, </text:span><text:span text:style-name="T5">19</text:span><text:span text:style-name="T7">(3), 276–288. doi:10.1037/h0088437</text:span></text:p>
        <text:p text:style-name="Bibliography_20_1"><text:span text:style-name="T7">R Development Core Team. (2014). </text:span><text:span text:style-name="T5">R: A language and environment for statistical <text:s text:c="2"/>computing</text:span><text:span text:style-name="T7">. </text:span><text:soft-page-break/><text:span text:style-name="T7">Viena: R Foundation for Statistical Computing. Recuperado de http://www.R-project.org</text:span></text:p>
        <text:p text:style-name="Bibliography_20_1"><text:span text:style-name="T7">Revelle, W. (2014). </text:span><text:span text:style-name="T5">psych: Procedures for Psychological, Psychometric, and Personality Research</text:span><text:span text:style-name="T7">. Evanston, Illinois. Recuperado de http://CRAN.R-project.org/package=psych</text:span></text:p>
        <text:p text:style-name="Bibliography_20_1"><text:span text:style-name="T7">Revelle, W., &amp; Rocklin, T. (1979). Very Simple Structure: An Alternative Procedure For Estimating The Optimal Number Of Interpretable Factors. </text:span><text:span text:style-name="T5">Multivariate Behavioral Research</text:span><text:span text:style-name="T7">, </text:span><text:span text:style-name="T5">14</text:span><text:span text:style-name="T7">(4), 403–414. doi:10.1207/s15327906mbr1404_2</text:span></text:p>
        <text:p text:style-name="Bibliography_20_1"><text:span text:style-name="T7">Rodríguez-Martos, A., Rubio, G., Aubà, J., Santo-Domingo, J., Torralba, L., &amp; Campillo, M. (2000). Readiness to change questionnaire: reliability study of its Spanish version. </text:span><text:span text:style-name="T5">Alcohol and Alcoholism (Oxford, Oxfordshire)</text:span><text:span text:style-name="T7">, </text:span><text:span text:style-name="T5">35</text:span><text:span text:style-name="T7">(3), 270–275.</text:span></text:p>
        <text:p text:style-name="Bibliography_20_1"><text:span text:style-name="T7">Rollnick, S., Heather, N., Gold, R., &amp; Hall, W. (1992). Development of a short “readiness to change” questionnaire for use in brief, opportunistic interventions among excessive drinkers. </text:span><text:span text:style-name="T5">British Journal of Addiction</text:span><text:span text:style-name="T7">, </text:span><text:span text:style-name="T5">87</text:span><text:span text:style-name="T7">(5), 743–754.</text:span></text:p>
        <text:p text:style-name="Bibliography_20_1"><text:span text:style-name="T7">Rosseel, Y. (2012). lavaan: An R Package for Structural Equation Modeling. </text:span><text:span text:style-name="T5">Journal of Statistical Software</text:span><text:span text:style-name="T7">, </text:span><text:span text:style-name="T5">48</text:span><text:span text:style-name="T7">(2), 1–36.</text:span></text:p>
        <text:p text:style-name="Bibliography_20_1"><text:span text:style-name="T7">Santos, W. S. dos, Gouveia, V. V., Fernandes, D. P., Souza, S. S. B. de, &amp; Grangeiro, A. S. de M. (2012). Alcohol Use Disorder Identification Test (AUDIT): exploring its psychometric parameters. </text:span><text:span text:style-name="T5">Jornal Brasileiro de Psiquiatria</text:span><text:span text:style-name="T7">, </text:span><text:span text:style-name="T5">61</text:span><text:span text:style-name="T7">(3), 117–123. doi:10.1590/S0047-20852012000300001</text:span></text:p>
      </text:section>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indent="1.27cm"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7-25T14:05:25.898166117</dc:date>
    <meta:editing-duration>P1DT2H27M56S</meta:editing-duration>
    <meta:editing-cycles>60</meta:editing-cycles>
    <meta:generator>LibreOffice/4.2.4.2$Linux_X86_64 LibreOffice_project/420m0$Build-2</meta:generator>
    <meta:document-statistic meta:table-count="3" meta:image-count="0" meta:object-count="0" meta:page-count="10" meta:paragraph-count="174" meta:word-count="2102" meta:character-count="13649" meta:non-whitespace-character-count="11679"/>
    <meta:user-defined meta:name="ZOTERO_PREF_1">&lt;data data-version="3" zotero-version="4.0.21.5"&gt;&lt;session id="GL3Er7RI"/&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